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left="1.244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4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44cm" fo:margin-right="0cm" fo:line-height="100%" fo:text-align="justify" style:justify-single-word="false" fo:text-indent="0cm" style:auto-text-indent="false"/>
      <style:text-properties officeooo:rsid="001b1cac" officeooo:paragraph-rsid="001b1cac"/>
    </style:style>
    <style:style style:name="P5" style:family="paragraph" style:parent-style-name="Standard" style:master-page-name="Standard">
      <style:paragraph-properties fo:line-height="100%" fo:text-align="justify" style:justify-single-word="false" style:page-number="auto"/>
    </style:style>
    <style:style style:name="P6" style:family="paragraph" style:parent-style-name="List_20_Paragraph" style:list-style-name="WWNum2">
      <style:paragraph-properties fo:line-height="100%" fo:text-align="justify" style:justify-single-word="false"/>
    </style:style>
    <style:style style:name="P7" style:family="paragraph" style:parent-style-name="List_20_Paragraph" style:list-style-name="WWNum2">
      <style:paragraph-properties fo:margin-left="0cm" fo:margin-right="0cm" fo:line-height="100%" fo:text-align="justify" style:justify-single-word="false" fo:text-indent="0cm" style:auto-text-indent="false"/>
      <style:text-properties fo:font-size="12pt" officeooo:paragraph-rsid="001b1cac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1cac" style:font-size-asian="12pt" style:font-size-complex="12pt"/>
    </style:style>
    <style:style style:name="T4" style:family="text">
      <style:text-properties officeooo:rsid="001b1c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aso de Uso – Compra de Produto</text:span></text:p>
      <text:p text:style-name="P1"><text:span text:style-name="T1">Condição:</text:span></text:p>
      <text:p text:style-name="P1"><text:span text:style-name="T1"><text:tab/></text:span><text:span text:style-name="T2">Estar com a tela de PDV aberta. </text:span></text:p>
      <text:p text:style-name="P1"><text:span text:style-name="T1">Fluxo normal:</text:span></text:p>
      <text:p text:style-name="P1"><text:span text:style-name="T1"><text:tab/></text:span><text:span text:style-name="T2">1 – Iniciar a venda.</text:span></text:p>
      <text:p text:style-name="P1"><text:span text:style-name="T2"><text:tab/>2 – I</text:span><text:span text:style-name="T3">nformar</text:span><text:span text:style-name="T2"> </text:span><text:span text:style-name="T3">nome </text:span><text:span text:style-name="T2">do vendedor.</text:span></text:p>
      <text:p text:style-name="P1"><text:span text:style-name="T2"><text:tab/>3 – I</text:span><text:span text:style-name="T3">nformar</text:span><text:span text:style-name="T2"> </text:span><text:span text:style-name="T3">nome</text:span><text:span text:style-name="T2"> do cliente.</text:span></text:p>
      <text:p text:style-name="P1"><text:span text:style-name="T2"><text:tab/>4 – </text:span><text:span text:style-name="T3">Informar</text:span><text:span text:style-name="T2"> código </text:span><text:span text:style-name="T3">de barras do produto</text:span><text:span text:style-name="T2">.</text:span></text:p>
      <text:p text:style-name="P1"><text:span text:style-name="T2"><text:tab/>5 – </text:span><text:span text:style-name="T3">Informar o valor do pagamento do cliente</text:span><text:span text:style-name="T2">.</text:span></text:p>
      <text:p text:style-name="P1"><text:span text:style-name="T2"><text:tab/>6 – </text:span><text:span text:style-name="T3">Exibir</text:span><text:span text:style-name="T2"> troco.</text:span></text:p>
      <text:p text:style-name="P1"><text:span text:style-name="T2"><text:tab/>7 – Encerrar caso de uso.</text:span></text:p>
      <text:p text:style-name="P1"><text:span text:style-name="T1">Fluxo Alternativo:</text:span></text:p>
      <text:list xml:id="list3301330984628733653" text:style-name="WWNum2">
        <text:list-item>
          <text:list>
            <text:list-item>
              <text:p text:style-name="P6"><text:span text:style-name="T2"><text:s/>- </text:span><text:span text:style-name="T3">Venda sem a participação de um vendedor;</text:span></text:p>
              <text:list>
                <text:list-item>
                  <text:list>
                    <text:list-item>
                      <text:list>
                        <text:list-header>
                          <text:p text:style-name="P7"><text:s text:c="9"/><text:span text:style-name="T4">2.1.2 – Gerente adicionado a venda como um vendedor.</text:span></text:p>
                          <text:list>
                            <text:list-header>
                              <text:p text:style-name="P7"><text:s text:c="4"/></text:p>
                              <text:list>
                                <text:list-header>
                                  <text:p text:style-name="P7"><text:s text:c="10"/>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2">3.1 – C</text:span><text:span text:style-name="T3">liente não cadastrado.</text:span></text:p>
      <text:p text:style-name="P4"><text:span text:style-name="T3">3.</text:span><text:span text:style-name="T2">1.2 – É feito o cadastro do cliente.</text:span></text:p>
      <text:p text:style-name="P3"><text:span text:style-name="T2"><text:s/></text:span></text:p>
      <text:p text:style-name="P3"><text:span text:style-name="T2">3.2 – Cliente não deseja ter informações adicionadas à venda.</text:span></text:p>
      <text:p text:style-name="P3"><text:span text:style-name="T2">3.2.</text:span><text:span text:style-name="T3">2</text:span><text:span text:style-name="T2"> – Utilizar dados de cliente padrão.</text:span></text:p>
      <text:p text:style-name="P2"/>
      <text:p text:style-name="P3"><text:span text:style-name="T2">4.2 – Cliente deseja mais de um mesmo produto.</text:span></text:p>
      <text:p text:style-name="P3"><text:span text:style-name="T2">4.2.</text:span><text:span text:style-name="T3">2</text:span><text:span text:style-name="T2"> – Informar quantidade do produto.</text:span></text:p>
      <text:p text:style-name="P3"><text:span text:style-name="T2">4.2.</text:span><text:span text:style-name="T3">3</text:span><text:span text:style-name="T2"> – Inserir código de barras do produto.</text:span></text:p>
      <text:p text:style-name="P2"/>
      <text:p text:style-name="P3"><text:span text:style-name="T2">5.1 – Receber pagamento em cartão.</text:span></text:p>
      <text:p text:style-name="P3"><text:span text:style-name="T2">5.1.</text:span><text:span text:style-name="T3">2</text:span><text:span text:style-name="T2"> – Abrir software de terceiros para pagamento em cartão.</text:span></text:p>
      <text:p text:style-name="P3"><text:span text:style-name="T2">5.1.</text:span><text:span text:style-name="T3">3</text:span><text:span text:style-name="T2"> – Receber informação de pagamento concluído.</text:span></text:p>
      <text:p text:style-name="P3"><text:span text:style-name="T2">5.1.</text:span><text:bookmark text:name="_GoBack"/><text:span text:style-name="T3">4</text:span><text:span text:style-name="T2"> – Encerrar caso de uso.</text:span></text:p>
      <text:p text:style-name="P2"/>
      <text:p text:style-name="P3"><text:span text:style-name="T2">5.2 – Dividir pagamento em cartão e dinheiro.</text:span></text:p>
      <text:p text:style-name="P3"><text:soft-page-break/><text:span text:style-name="T2">5.2.</text:span><text:span text:style-name="T3">2</text:span><text:span text:style-name="T2"> – Abrir software de terceiros para pagamento em cartão.</text:span></text:p>
      <text:p text:style-name="P3"><text:span text:style-name="T2">5.2.</text:span><text:span text:style-name="T3">3</text:span><text:span text:style-name="T2"> – Receber informação de valor pago do cartão e subtrair do valor a pagar em dinheiro.</text:span></text:p>
      <text:p text:style-name="P3"><text:span text:style-name="T2">5.2.</text:span><text:span text:style-name="T3">4</text:span><text:span text:style-name="T2"> – Receber pagamento em dinheiro do cliente.</text:span></text:p>
      <text:p text:style-name="P2"/>
      <text:p text:style-name="P3"><text:span text:style-name="T2">5.3 – Venda cancelada.</text:span></text:p>
      <text:p text:style-name="P3"><text:span text:style-name="T2"><text:tab/>5.3.</text:span><text:span text:style-name="T3">2</text:span><text:span text:style-name="T2"> – Confirmação de cancelamento da venda.</text:span></text:p>
      <text:p text:style-name="P3"><text:span text:style-name="T2">5.3.</text:span><text:span text:style-name="T3">3</text:span><text:span text:style-name="T2"> – Encerra caso de uso.</text:span></text:p>
      <text:p text:style-name="Standard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9</meta:editing-cycles>
    <meta:creation-date>2015-09-15T21:14:00</meta:creation-date>
    <dc:date>2015-09-23T15:03:04.067415675</dc:date>
    <meta:editing-duration>PT24M43S</meta:editing-duration>
    <meta:generator>LibreOffice/4.4.2.2$Linux_x86 LibreOffice_project/40m0$Build-2</meta:generator>
    <meta:document-statistic meta:table-count="0" meta:image-count="0" meta:object-count="0" meta:page-count="2" meta:paragraph-count="36" meta:word-count="196" meta:character-count="1255" meta:non-whitespace-character-count="10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